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9.604cm"/>
    </style:style>
    <style:style style:name="Tabelle1.C" style:family="table-column">
      <style:table-column-properties style:column-width="2.01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f97c" officeooo:paragraph-rsid="000af97c"/>
    </style:style>
    <style:style style:name="P2" style:family="paragraph" style:parent-style-name="Standard">
      <style:text-properties officeooo:rsid="000ce9b3" officeooo:paragraph-rsid="000ce9b3"/>
    </style:style>
    <style:style style:name="P3" style:family="paragraph" style:parent-style-name="Standard">
      <style:text-properties officeooo:rsid="000e5eba" officeooo:paragraph-rsid="000e5eba"/>
    </style:style>
    <style:style style:name="P4" style:family="paragraph" style:parent-style-name="Table_20_Contents">
      <style:text-properties officeooo:rsid="000af97c" officeooo:paragraph-rsid="000af97c"/>
    </style:style>
    <style:style style:name="P5" style:family="paragraph" style:parent-style-name="Table_20_Contents">
      <style:text-properties officeooo:rsid="000ce9b3" officeooo:paragraph-rsid="000ce9b3"/>
    </style:style>
    <style:style style:name="P6" style:family="paragraph" style:parent-style-name="Table_20_Contents">
      <style:text-properties fo:font-weight="bold" officeooo:rsid="000af97c" officeooo:paragraph-rsid="000af97c" style:font-weight-asian="bold" style:font-weight-complex="bold"/>
    </style:style>
    <style:style style:name="P7" style:family="paragraph" style:parent-style-name="Table_20_Contents">
      <style:text-properties officeooo:rsid="000df5b1" officeooo:paragraph-rsid="000df5b1"/>
    </style:style>
    <style:style style:name="P8" style:family="paragraph" style:parent-style-name="Standard">
      <style:text-properties officeooo:rsid="0010cf3d" officeooo:paragraph-rsid="0010cf3d"/>
    </style:style>
    <style:style style:name="P9" style:family="paragraph" style:parent-style-name="Standard">
      <style:text-properties officeooo:rsid="00113178" officeooo:paragraph-rsid="00113178"/>
    </style:style>
    <style:style style:name="P10" style:family="paragraph" style:parent-style-name="Table_20_Contents">
      <style:text-properties officeooo:rsid="0010cf3d" officeooo:paragraph-rsid="0010cf3d"/>
    </style:style>
    <style:style style:name="P11" style:family="paragraph" style:parent-style-name="Table_20_Contents">
      <style:text-properties officeooo:rsid="00113178" officeooo:paragraph-rsid="00113178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6a3e3e" style:font-name="Monospace" fo:font-size="10pt" fo:background-color="#e8f2fe" loext:char-shading-value="0" style:font-size-asian="10pt"/>
    </style:style>
    <style:style style:name="T3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4" style:family="text">
      <style:text-properties officeooo:rsid="000e5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ed Constraints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Class</text:p>
          </table:table-cell>
          <table:table-cell table:style-name="Tabelle1.A1" office:value-type="string">
            <text:p text:style-name="P6">Description</text:p>
          </table:table-cell>
          <table:table-cell table:style-name="Tabelle1.C1" office:value-type="string">
            <text:p text:style-name="P6">Status</text:p>
          </table:table-cell>
        </table:table-row>
        <table:table-row>
          <table:table-cell table:style-name="Tabelle1.A2" table:number-rows-spanned="4" office:value-type="string">
            <text:p text:style-name="P4">HyFeature</text:p>
          </table:table-cell>
          <table:table-cell table:style-name="Tabelle1.A2" office:value-type="string">
            <text:p text:style-name="P4">No more than one version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4">Is invalid but has valid <text:span text:style-name="T4">attribute</text:span>(s)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4">Is in more than group at timestamp 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4">Has more than one name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table-cell table:style-name="Tabelle1.A2" table:number-rows-spanned="5" office:value-type="string">
            <text:p text:style-name="P4">HyGroup</text:p>
          </table:table-cell>
          <table:table-cell table:style-name="Tabelle1.A2" office:value-type="string">
            <text:p text:style-name="P4">Has more than one group composition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4">Is invalid but has valid composition(s)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4">Has no composition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4">Is children in more than one HyFeatureChild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4">Is not a children in any HyFeatureChild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table-cell table:style-name="Tabelle1.A2" office:value-type="string">
            <text:p text:style-name="P4">HyFeatureModelConstraints</text:p>
          </table:table-cell>
          <table:table-cell table:style-name="Tabelle1.A2" office:value-type="string">
            <text:p text:style-name="P4">Has more than one root feature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table-cell table:style-name="Tabelle1.A2" office:value-type="string">
            <text:p text:style-name="P4">HyGroupComposition</text:p>
          </table:table-cell>
          <table:table-cell table:style-name="Tabelle1.A2" office:value-type="string">
            <text:p text:style-name="P4">Has no feature(s) at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table-cell table:style-name="Tabelle1.A2" table:number-rows-spanned="5" office:value-type="string">
            <text:p text:style-name="P5">HyLinearTemporalElement</text:p>
          </table:table-cell>
          <table:table-cell table:style-name="Tabelle1.A2" office:value-type="string">
            <text:p text:style-name="P2"><text:span text:style-name="T2">supersedingValidSince</text:span><text:span text:style-name="T1"> == </text:span><text:span text:style-name="T3">null</text:span><text:span text:style-name="T1"> &amp;&amp; </text:span><text:span text:style-name="T2">supersededValidUntil</text:span><text:span text:style-name="T1"> == </text:span><text:span text:style-name="T3">null</text:span>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Standard"><text:span text:style-name="T2">supersedingValidSince</text:span><text:span text:style-name="T1"> == </text:span><text:span text:style-name="T3">null</text:span><text:span text:style-name="T1"> &amp;&amp; </text:span><text:span text:style-name="T2">supersededValidUntil</text:span><text:span text:style-name="T1"> != </text:span><text:span text:style-name="T3">null</text:span>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Standard"><text:span text:style-name="T2">supersedingValidSince</text:span><text:span text:style-name="T1"> != </text:span><text:span text:style-name="T3">null</text:span><text:span text:style-name="T1"> &amp;&amp; </text:span><text:span text:style-name="T2">supersededValidUntil</text:span><text:span text:style-name="T1"> == </text:span><text:span text:style-name="T3">null</text:span>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2">Superseding and superseded element have same timestamp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8">Circle constraint (superseding points to element or a superseded element)</text:p>
          </table:table-cell>
          <table:table-cell table:style-name="Tabelle1.C2" office:value-type="string">
            <text:p text:style-name="P10">Done</text:p>
          </table:table-cell>
        </table:table-row>
        <table:table-row>
          <table:table-cell table:style-name="Tabelle1.A2" table:number-rows-spanned="2" office:value-type="string">
            <text:p text:style-name="P5">HyTemporalConstraint</text:p>
          </table:table-cell>
          <table:table-cell table:style-name="Tabelle1.A2" office:value-type="string">
            <text:p text:style-name="P2">Valid since &amp;&amp; valid until are equal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covered-table-cell/>
          <table:table-cell table:style-name="Tabelle1.A2" office:value-type="string">
            <text:p text:style-name="P2">Valid since is after valid until</text:p>
          </table:table-cell>
          <table:table-cell table:style-name="Tabelle1.C2" office:value-type="string">
            <text:p text:style-name="P7">Done</text:p>
          </table:table-cell>
        </table:table-row>
        <table:table-row>
          <table:table-cell table:style-name="Tabelle1.A2" office:value-type="string">
            <text:p text:style-name="P9">HyCardinalityBasedElement</text:p>
          </table:table-cell>
          <table:table-cell table:style-name="Tabelle1.A2" office:value-type="string">
            <text:p text:style-name="P9">Has more than one cardinality at timestamp</text:p>
          </table:table-cell>
          <table:table-cell table:style-name="Tabelle1.C2" office:value-type="string">
            <text:p text:style-name="P11">Done</text:p>
          </table:table-cell>
        </table:table-row>
      </table:table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1:29:11.607909485</meta:creation-date>
    <dc:date>2016-01-07T15:21:57.732606924</dc:date>
    <meta:editing-duration>PT47M41S</meta:editing-duration>
    <meta:editing-cycles>5</meta:editing-cycles>
    <meta:generator>LibreOffice/5.0.2.2$Linux_X86_64 LibreOffice_project/00m0$Build-2</meta:generator>
    <meta:document-statistic meta:table-count="1" meta:image-count="0" meta:object-count="0" meta:page-count="1" meta:paragraph-count="50" meta:word-count="170" meta:character-count="1137" meta:non-whitespace-character-count="1014"/>
  </office:meta>
</office:document-meta>
</file>